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3" style:family="table" style:master-page-name="First_20_Page">
      <style:table-properties style:width="17cm" style:page-number="auto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cm" fo:border="none" style:writing-mode="page"/>
    </style:style>
    <style:style style:name="Таблица3.2" style:family="table-row">
      <style:table-row-properties style:min-row-height="3.387cm"/>
    </style:style>
    <style:style style:name="Таблица3.3" style:family="table-row">
      <style:table-row-properties style:min-row-height="5.207cm"/>
    </style:style>
    <style:style style:name="Таблица3.4" style:family="table-row">
      <style:table-row-properties style:min-row-height="5.498cm"/>
    </style:style>
    <style:style style:name="Таблица3.6" style:family="table-row">
      <style:table-row-properties style:min-row-height="4.935cm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style:font-name-asian="Source Han Sans CN" style:font-size-asian="18.2000007629395pt" style:font-name-complex="Droid Sans Devanagari1" style:font-size-complex="18.2000007629395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3043fb" officeooo:paragraph-rsid="003043fb" style:font-name-asian="Source Han Sans CN" style:font-size-asian="18.2000007629395pt" style:font-name-complex="Droid Sans Devanagari1" style:font-size-complex="18.2000007629395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3043fb" officeooo:paragraph-rsid="006caae9" style:font-name-asian="Source Han Sans CN" style:font-size-asian="18.2000007629395pt" style:font-name-complex="Droid Sans Devanagari1" style:font-size-complex="18.2000007629395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4pt" officeooo:rsid="003043fb" officeooo:paragraph-rsid="003043fb" style:font-name-asian="Source Han Sans CN" style:font-size-asian="18.2000007629395pt" style:font-name-complex="Droid Sans Devanagari1" style:font-size-complex="18.2000007629395pt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4pt" officeooo:rsid="0030ea57" officeooo:paragraph-rsid="0030ea57" style:font-name-asian="Source Han Sans CN" style:font-size-asian="18.2000007629395pt" style:font-name-complex="Droid Sans Devanagari1" style:font-size-complex="18.2000007629395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4pt" officeooo:rsid="0032c04e" officeooo:paragraph-rsid="0032c04e" style:font-name-asian="Source Han Sans CN" style:font-size-asian="18.2000007629395pt" style:font-name-complex="Droid Sans Devanagari1" style:font-size-complex="18.2000007629395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32c04e" officeooo:paragraph-rsid="0032c04e" style:font-name-asian="Source Han Sans CN" style:font-size-asian="18.2000007629395pt" style:font-name-complex="Droid Sans Devanagari1" style:font-size-complex="18.2000007629395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3043fb" officeooo:paragraph-rsid="003043fb" style:font-name-asian="Source Han Sans CN" style:font-size-asian="18.2000007629395pt" style:font-weight-asian="bold" style:font-name-complex="Droid Sans Devanagari1" style:font-size-complex="18.2000007629395pt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imes New Roman" fo:language="ru" fo:country="RU" officeooo:rsid="004221f0" officeooo:paragraph-rsid="004221f0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style:font-name="Times New Roman" fo:language="ru" fo:country="RU" officeooo:rsid="004351dc" officeooo:paragraph-rsid="004351dc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language="ru" fo:country="RU" officeooo:rsid="004351dc" officeooo:paragraph-rsid="004351dc"/>
    </style:style>
    <style:style style:name="P13" style:family="paragraph" style:parent-style-name="Text_20_body">
      <style:text-properties style:font-name="Times New Roman" fo:language="ru" fo:country="RU" officeooo:rsid="008c592b" officeooo:paragraph-rsid="008c592b"/>
    </style:style>
    <style:style style:name="P14" style:family="paragraph" style:parent-style-name="Text_20_body">
      <style:text-properties style:font-name="Times New Roman" officeooo:rsid="001e57ff" officeooo:paragraph-rsid="001e57ff"/>
    </style:style>
    <style:style style:name="P15" style:family="paragraph" style:parent-style-name="Subtitle">
      <style:text-properties style:font-name="Times New Roman" officeooo:rsid="0006f2be" officeooo:paragraph-rsid="001eacf5"/>
    </style:style>
    <style:style style:name="P16" style:family="paragraph" style:parent-style-name="Text_20_body">
      <style:text-properties fo:language="ru" fo:country="RU" officeooo:rsid="00735be9" officeooo:paragraph-rsid="00755bb5"/>
    </style:style>
    <style:style style:name="P17" style:family="paragraph" style:parent-style-name="Text_20_body">
      <style:text-properties fo:language="ru" fo:country="RU" officeooo:rsid="00735be9" officeooo:paragraph-rsid="0077c18c"/>
    </style:style>
    <style:style style:name="P18" style:family="paragraph" style:parent-style-name="Text_20_body">
      <style:text-properties fo:language="ru" fo:country="RU" officeooo:rsid="00755bb5" officeooo:paragraph-rsid="00755bb5"/>
    </style:style>
    <style:style style:name="P19" style:family="paragraph" style:parent-style-name="Text_20_body">
      <style:text-properties fo:language="ru" fo:country="RU" officeooo:rsid="00755bb5" officeooo:paragraph-rsid="007af6b8"/>
    </style:style>
    <style:style style:name="P20" style:family="paragraph" style:parent-style-name="Text_20_body">
      <style:text-properties fo:language="en" fo:country="US" officeooo:rsid="006ffa4e" officeooo:paragraph-rsid="006ffa4e"/>
    </style:style>
    <style:style style:name="P21" style:family="paragraph" style:parent-style-name="Heading_20_1">
      <style:text-properties style:font-name="Times New Roman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text-properties style:font-name="Times New Roman"/>
    </style:style>
    <style:style style:name="P24" style:family="paragraph" style:parent-style-name="Text_20_body" style:list-style-name="L1">
      <style:text-properties fo:language="ru" fo:country="RU" officeooo:rsid="005ffdfb"/>
    </style:style>
    <style:style style:name="P25" style:family="paragraph" style:parent-style-name="Text_20_body" style:list-style-name="L1">
      <style:text-properties fo:language="ru" fo:country="RU" officeooo:rsid="0083f589" officeooo:paragraph-rsid="0083f589"/>
    </style:style>
    <style:style style:name="P26" style:family="paragraph" style:parent-style-name="Text_20_body" style:list-style-name="L1">
      <style:text-properties fo:language="ru" fo:country="RU" officeooo:rsid="0084fecb" officeooo:paragraph-rsid="0084fecb"/>
    </style:style>
    <style:style style:name="P27" style:family="paragraph" style:parent-style-name="Text_20_body" style:list-style-name="L1">
      <style:text-properties fo:language="ru" fo:country="RU" officeooo:rsid="0080a48f" officeooo:paragraph-rsid="0080a48f"/>
    </style:style>
    <style:style style:name="P28" style:family="paragraph" style:parent-style-name="Text_20_body" style:list-style-name="L1">
      <style:text-properties fo:language="ru" fo:country="RU" officeooo:rsid="0088281b" officeooo:paragraph-rsid="0088281b"/>
    </style:style>
    <style:style style:name="P29" style:family="paragraph" style:parent-style-name="Text_20_body" style:list-style-name="L1">
      <style:text-properties fo:language="en" fo:country="US" officeooo:rsid="008a2207" officeooo:paragraph-rsid="008a220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755bb5"/>
    </style:style>
    <style:style style:name="T3" style:family="text">
      <style:text-properties fo:language="en" fo:country="US" officeooo:rsid="0078e35f"/>
    </style:style>
    <style:style style:name="T4" style:family="text">
      <style:text-properties fo:language="en" fo:country="US" officeooo:rsid="0079db64"/>
    </style:style>
    <style:style style:name="T5" style:family="text">
      <style:text-properties fo:language="en" fo:country="US" officeooo:rsid="007af6b8"/>
    </style:style>
    <style:style style:name="T6" style:family="text">
      <style:text-properties fo:language="en" fo:country="US" officeooo:rsid="008e630a"/>
    </style:style>
    <style:style style:name="T7" style:family="text">
      <style:text-properties fo:language="en" fo:country="US" officeooo:rsid="008f3ddb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77c18c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language="en" fo:country="US" officeooo:rsid="008e630a"/>
    </style:style>
    <style:style style:name="T12" style:family="text">
      <style:text-properties style:font-name="Times New Roman" fo:language="en" fo:country="US" officeooo:rsid="008f3ddb"/>
    </style:style>
    <style:style style:name="T13" style:family="text">
      <style:text-properties officeooo:rsid="0032c04e"/>
    </style:style>
    <style:style style:name="T14" style:family="text">
      <style:text-properties officeooo:rsid="00755bb5"/>
    </style:style>
    <style:style style:name="T15" style:family="text">
      <style:text-properties officeooo:rsid="0077c18c"/>
    </style:style>
    <style:style style:name="T16" style:family="text">
      <style:text-properties officeooo:rsid="0078e35f"/>
    </style:style>
    <style:style style:name="T17" style:family="text">
      <style:text-properties officeooo:rsid="0079db64"/>
    </style:style>
    <style:style style:name="T18" style:family="text">
      <style:text-properties officeooo:rsid="007af6b8"/>
    </style:style>
    <style:style style:name="T19" style:family="text">
      <style:text-properties officeooo:rsid="00803a6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86460d"/>
    </style:style>
    <style:style style:name="T22" style:family="text">
      <style:text-properties officeooo:rsid="0088281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3">МИНИСТЕРСТВО НАУКИ И ВЫСШЕГО ОБРАЗОВАНИЯ РОССИЙСКОЙ ФЕДЕРАЦИИ</text:p>
          </table:table-cell>
          <table:covered-table-cell/>
        </table:table-row>
        <table:table-row table:style-name="Таблица3.2">
          <table:table-cell table:style-name="Таблица3.A1" table:number-columns-spanned="2" office:value-type="string">
            <text:p text:style-name="P9">ФЕДЕРАЛЬНОЕ ГОСУДАРСТВЕННОЕ АВТОНОМНОЕ ОБРАЗОВАТЕЛЬНОЕ УЧРЕЖДЕНИЕ ВЫСШЕГО ОБРАЗОВАНИЯ</text:p>
            <text:p text:style-name="P9">«СЕВАСТОПОЛЬСКИЙ ГОСУДАРСТВЕННЫЙ УНИВЕРСИТЕТ»</text:p>
          </table:table-cell>
          <table:covered-table-cell/>
        </table:table-row>
        <table:table-row table:style-name="Таблица3.3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5">кафедра «Информационные системы»</text:p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8">Отчёт</text:p>
            <text:p text:style-name="P3"><text:span text:style-name="T13">по л</text:span>абораторн<text:span text:style-name="T13">ой</text:span> работ<text:span text:style-name="T13">е</text:span> №<text:bookmark-start text:name="__DdeLink__734_1415622137"/><text:span text:style-name="T7">8</text:span><text:bookmark-end text:name="__DdeLink__734_1415622137"/></text:p>
            <text:p text:style-name="P4">по дисциплине <text:bookmark-start text:name="__DdeLink__728_3894307044"/><text:bookmark-start text:name="__DdeLink__722_1415622137"/>«<text:bookmark-end text:name="__DdeLink__728_3894307044"/><text:bookmark-end text:name="__DdeLink__722_1415622137"/>Технические средства информационных систем»</text:p>
          </table:table-cell>
          <table:covered-table-cell/>
        </table:table-row>
        <table:table-row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5">Выполнил:</text:p>
            <text:p text:style-name="P5">ст.гр. ИС/б-20-2-о</text:p>
            <text:p text:style-name="P5">Филозоп А.Н.</text:p>
          </table:table-cell>
        </table:table-row>
        <table:table-row table:style-name="Таблица3.6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6">Принял:</text:p>
            <text:p text:style-name="P7">Минкин С.И.</text:p>
          </table:table-cell>
        </table:table-row>
        <table:table-row>
          <table:table-cell table:style-name="Таблица3.A1" table:number-columns-spanned="2" office:value-type="string">
            <text:p text:style-name="P3">Севастополь</text:p>
            <text:p text:style-name="P3">2022 г.</text:p>
          </table:table-cell>
          <table:covered-table-cell/>
        </table:table-row>
      </table:table>
      <text:h text:style-name="P21" text:outline-level="1" text:is-list-header="true"/>
      <text:h text:style-name="P22" text:outline-level="1"><text:span text:style-name="T10">Лабораторная работа №</text:span><text:span text:style-name="T12">8</text:span></text:h>
      <text:p text:style-name="P15">Исследование архитектуры и способов оценки параметров персональных компьютеров</text:p>
      <text:h text:style-name="P23" text:outline-level="2">Цель работы</text:h>
      <text:p text:style-name="P14">Изучить архитектуру персонального компьютера (ПК), исследовать состав и параметры его основных функциональных устройств и средства оценки параметров, приобрести практические навыки тестирования персонального компьютера и его подсистем.</text:p>
      <text:h text:style-name="P23" text:outline-level="2">Постановка задачи</text:h>
      <text:p text:style-name="P14">В процессе выполнения работы необходимо определить параметры перечисленных устройств, с которым вы работаете в лаборатории, и пояснить назначение каждого из устройств и его принцип действия.</text:p>
      <text:h text:style-name="P23" text:outline-level="2">Ход выполнения работы</text:h>
      <text:p text:style-name="P20"><text:span text:style-name="T9">Для определения параметров компьютера была установлена программа </text:span><text:span text:style-name="T15">AIDA64 Extreme.</text:span></text:p>
      <text:p text:style-name="P17">Компьютер имеет имя DESKTOP-B77DHLJ.</text:p>
      <text:p text:style-name="P16"><text:span text:style-name="T14">Ядра имеют напряжения</text:span><text:span text:style-name="T2"> </text:span><text:span text:style-name="T5">1,3V</text:span><text:span text:style-name="T18"> каждое</text:span><text:span text:style-name="T14"> и температуру </text:span><text:span text:style-name="T18">30 градусов Цельсия</text:span><text:span text:style-name="T14">. ЦП имеет тип HexaCore Intel Core i5-10400, идентификатор 000A0655h, тактовую частоту </text:span><text:span text:style-name="T16">2900</text:span><text:span text:style-name="T3">MHz</text:span><text:span text:style-name="T14">. </text:span><text:span text:style-name="T16">Процессор может выполнять следующие типы команд: x86, x86-64, MMX, SSE, SSE2, SSE3, SSSE3, SSE4.1, SSE4.2, AVX, AVX2, FMA, AES</text:span><text:span text:style-name="T14">. </text:span><text:span text:style-name="T3">L1 </text:span><text:span text:style-name="T16">кэш имеет размер 32</text:span><text:span text:style-name="T3">KB </text:span><text:span text:style-name="T16">на ядро, </text:span><text:span text:style-name="T3">L2 </text:span><text:span text:style-name="T16">кэш — </text:span><text:span text:style-name="T3">256KB </text:span><text:span text:style-name="T16">на ядро, </text:span><text:span text:style-name="T3">L3 </text:span><text:span text:style-name="T16">кэш — 12</text:span><text:span text:style-name="T3">MB.</text:span></text:p>
      <text:p text:style-name="P18">Память имеет размер 33 587<text:span text:style-name="T4">MB</text:span>, под выполнение задач выделено 8 787<text:span text:style-name="T4">MB</text:span>. Места под файл подкачки <text:span text:style-name="T17">выделено 37 536MB</text:span>.</text:p>
      <text:p text:style-name="P18"><text:soft-page-break/>Дисплей имеет имя, тип и модель. Частота строк. Частота кадров. Максимальное разрешение.</text:p>
      <text:p text:style-name="P19">На <text:span text:style-name="T1">PCI </text:span>шине <text:span text:style-name="T18">находится видеокарта</text:span>.<text:span text:style-name="T1"> </text:span>Устройства <text:span text:style-name="T1">USB</text:span><text:span text:style-name="T5">: HID-</text:span><text:span text:style-name="T18">совместимые устройства, наушники с микрофоном, клавиатура </text:span><text:span text:style-name="T5">HID </text:span><text:span text:style-name="T18">и принтер</text:span><text:span text:style-name="T1">. </text:span>Устройства <text:span text:style-name="T1">PnP,</text:span> <text:span text:style-name="T18">кроме</text:span><text:span text:style-name="T5"> USB-</text:span><text:span text:style-name="T18">устройств, отсутствуют</text:span><text:span text:style-name="T1"> </text:span>Номера прерываний под устройства.</text:p>
      <text:h text:style-name="P23" text:outline-level="2" text:is-list-header="true">Вывод</text:h>
      <text:p text:style-name="P13">При выполнении данной лабораторной работы получена более детальная информация о компьютере. Также были получены знания о персональном компьютере как о целостной системе, о различных интерфейсах.</text:p>
      <text:p text:style-name="P10"/>
      <text:p text:style-name="P11">Приложение А</text:p>
      <text:p text:style-name="P12">Ответы на контрольные вопросы</text:p>
      <text:list xml:id="list3352385758" text:style-name="L1">
        <text:list-item>
          <text:p text:style-name="P24">Фон Неймановская архитектура предполагает, что программа и данные находятся в общей памяти, доступ к которой производится по одной шине данных и команд. Основным преимуществом такого подхода является его гибкость, так как для изменения программы достаточно просто загрузить новый код в соответствующую область памяти. По существу, состоит из центрального процессора (ЦПУ), памяти и общей шины, по которой в обоих направлениях пересылаются данные. ЦПУ также должен взаимодействовать и с окружающим миром. При этом данные к/от соответствующих интерфейсных портов передаются по одной общей шине данных. Гарвардская архитектура соответствует структуре с разделенными устройствами памяти команд и данных и отдельными шинами команд и данных. <text:span text:style-name="T19">Поэтому вместо одной общей шины используется две физически разделенные. Каждая память имеет собственную шину адреса, поэтому адрес ячейки памяти программ никоим образом не связан с адресом ячейки памяти данных.</text:span></text:p>
        </text:list-item>
        <text:list-item>
          <text:p text:style-name="P24">…</text:p>
        </text:list-item>
        <text:list-item>
          <text:p text:style-name="P25">Центральный процессор необходим для исполнения пользовательский команд. Основными характеристиками являются тактовая частота, типы выполняемых команд, размеры кэшей, параметры напряжений.</text:p>
        </text:list-item>
        <text:list-item>
          <text:p text:style-name="P26">Иерархия памяти ПК состоит из следующих уровней: внутренняя память процессора (регистры, <text:span text:style-name="T1">L1-, L2- </text:span>и <text:span text:style-name="T1">L3-</text:span>кэши), память ОЗУ и внешняя память (жёсткие диски, <text:span text:style-name="T1">USB-</text:span>накопители).</text:p>
        </text:list-item>
        <text:list-item>
          <text:p text:style-name="P24">В <text:span text:style-name="T20">статической памяти</text:span> элементы (ячейки) построены на различных вариантах триггеров. После записи бита в такую ячейку она может пребывать в этом состоянии сколь угодно долго — необходимо только наличие питания. Ячейки имеют малое время срабатывания и высок<text:span text:style-name="T21">ое</text:span> энергопотреблени<text:span text:style-name="T21">е</text:span>. В <text:span text:style-name="T20">динамической памяти</text:span> ячейки построены на основе полупроводниковых областей с накоплением зарядов — своеобразных конденсаторов, — занимающих гораздо меньшую площадь, нежели триггеры, и практически не потребляющих энергии при хранении. <text:s/><text:soft-page-break/>Поскольку конденсаторы постепенно разряжаются, во избежание потери хранимой информации заряд в них необходимо постоянно регенерировать.</text:p>
        </text:list-item>
        <text:list-item>
          <text:p text:style-name="P24">…</text:p>
        </text:list-item>
        <text:list-item>
          <text:p text:style-name="P27"><text:span text:style-name="T22">Внутренние шины: </text:span>системная шина с разъемом процессора; шина памяти с разъемами модулей памяти; шина и слот видеокарты; шины и слоты плат расширения; шины и порты накопителей (жесткий диск, дисковод, DVD); шина и разъемы электропитания; линии и порты интерфейса управления питанием.</text:p>
        </text:list-item>
        <text:list-item>
          <text:p text:style-name="P28">Северный мост отвечает за работу процессора с ОЗУ, видеоадаптером и Южным мостом. Параметрами Северного моста являются тип, частота, пропускная способность.</text:p>
        </text:list-item>
        <text:list-item>
          <text:p text:style-name="P28">Южный мост отвечает за работу с внешней памятью, иногда с сетью и аудио, содержит в себе ПЗУ <text:span text:style-name="T1">BIOS.</text:span></text:p>
        </text:list-item>
        <text:list-item>
          <text:p text:style-name="P29">SATA <text:span text:style-name="T8">является примером последовательного порта. </text:span>IDE <text:span text:style-name="T8">является примером параллельного порта.</text:span></text:p>
        </text:list-item>
        <text:list-item>
          <text:p text:style-name="P27">…</text:p>
        </text:list-item>
        <text:list-item>
          <text:p text:style-name="P27">…</text:p>
        </text:list-item>
        <text:list-item>
          <text:p text:style-name="P27">…</text:p>
        </text:list-item>
        <text:list-item>
          <text:p text:style-name="P27">…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line-height="150%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" style:num-prefix=" " style:num-format="1" text:start-value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21:21:02.441000000</meta:creation-date>
    <meta:editing-duration>PT5H22M25S</meta:editing-duration>
    <meta:editing-cycles>69</meta:editing-cycles>
    <meta:generator>LibreOffice/7.3.7.2$Windows_X86_64 LibreOffice_project/e114eadc50a9ff8d8c8a0567d6da8f454beeb84f</meta:generator>
    <dc:date>2022-12-26T19:31:33.430000000</dc:date>
    <meta:document-statistic meta:table-count="1" meta:image-count="0" meta:object-count="0" meta:page-count="5" meta:paragraph-count="46" meta:word-count="629" meta:character-count="4719" meta:non-whitespace-character-count="4144"/>
  </office:meta>
</office:document-meta>
</file>